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I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8"><text:text-input text:description="&lt;_(&quot;TOTAL DISCOUNT&quot;)&gt;">TOTAL DISCOUNT</text:text-input>:</text:p>
            <text:p text:style-name="P77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1:41:57.906600850</dc:date>
    <meta:editing-duration>P1DT17H17M7S</meta:editing-duration>
    <meta:editing-cycles>256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27" meta:character-count="1446" meta:non-whitespace-character-count="1353"/>
  </office:meta>
</office:document-meta>
</file>